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cd0d6" draw:textarea-horizontal-align="justify" draw:textarea-vertical-align="middle" draw:auto-grow-height="false" fo:min-height="0.991cm" fo:min-width="0.8cm"/>
    </style:style>
    <style:style style:name="gr2" style:family="graphic" style:parent-style-name="standard">
      <style:graphic-properties draw:stroke="none" draw:fill-color="#f36f81" draw:textarea-horizontal-align="justify" draw:textarea-vertical-align="middle" draw:auto-grow-height="false" fo:min-height="1.05cm" fo:min-width="0.8cm"/>
    </style:style>
    <style:style style:name="gr3" style:family="graphic" style:parent-style-name="standard">
      <style:graphic-properties draw:stroke="none" draw:fill-color="#f36f81" draw:textarea-horizontal-align="justify" draw:textarea-vertical-align="middle" draw:auto-grow-height="false" fo:min-height="1.05cm" fo:min-width="0.77cm"/>
    </style:style>
    <style:style style:name="gr4" style:family="graphic" style:parent-style-name="standard">
      <style:graphic-properties draw:stroke="none" draw:fill-color="#f36f81" draw:textarea-horizontal-align="justify" draw:textarea-vertical-align="middle" draw:auto-grow-height="false" fo:min-height="0.991cm" fo:min-width="0.8cm"/>
    </style:style>
    <style:style style:name="gr5" style:family="graphic" style:parent-style-name="standard">
      <style:graphic-properties draw:stroke="none" draw:fill-color="#fb4747" draw:textarea-horizontal-align="justify" draw:textarea-vertical-align="middle" draw:auto-grow-height="false" fo:min-height="1.048cm" fo:min-width="0.8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3.56cm" fo:min-width="4.58cm"/>
    </style:style>
    <style:style style:name="gr7" style:family="graphic" style:parent-style-name="objectwithoutfill">
      <style:graphic-properties svg:stroke-color="#000000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0" style:family="graphic" style:parent-style-name="standard">
      <style:graphic-properties svg:stroke-width="0.035cm" svg:stroke-color="#00b000" draw:marker-start-width="0.252cm" draw:marker-end-width="0.252cm" draw:fill="none" draw:textarea-horizontal-align="justify" draw:textarea-vertical-align="middle" draw:auto-grow-height="false" fo:min-height="3.56cm" fo:min-width="4.58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ff" draw:marker-start-width="0.252cm" draw:marker-end-width="0.252cm" draw:fill="none" draw:textarea-horizontal-align="justify" draw:textarea-vertical-align="middle" draw:auto-grow-height="false" fo:min-height="1.024cm" fo:min-width="0.766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14" style:family="graphic" style:parent-style-name="objectwithoutfill">
      <style:graphic-properties svg:stroke-color="#0000ff" draw:marker-end="Arrow" draw:marker-end-width="0.3cm" draw:fill="solid" draw:textarea-vertical-align="middle"/>
    </style:style>
    <style:style style:name="gr15" style:family="graphic" style:parent-style-name="objectwithoutfill">
      <style:graphic-properties svg:stroke-color="#00b000" draw:marker-end="Arrow" draw:marker-end-width="0.3cm" draw:fill="solid" draw:textarea-vertical-align="middle"/>
    </style:style>
    <style:style style:name="gr1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cd0d6"/>
      <style:paragraph-properties fo:text-align="center"/>
    </style:style>
    <style:style style:name="P2" style:family="paragraph">
      <loext:graphic-properties draw:fill-color="#f36f81"/>
      <style:paragraph-properties fo:text-align="center"/>
    </style:style>
    <style:style style:name="P3" style:family="paragraph">
      <loext:graphic-properties draw:fill-color="#fb4747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333333" fo:font-size="15pt" style:font-size-asian="15pt" style:font-size-complex="15pt"/>
    </style:style>
    <style:style style:name="P8" style:family="paragraph">
      <loext:graphic-properties draw:fill="none" draw:fill-color="#ffffff"/>
      <style:paragraph-properties style:writing-mode="lr-tb"/>
      <style:text-properties fo:color="#00b000" fo:font-size="16pt" style:font-size-asian="16pt" style:font-size-complex="16pt"/>
    </style:style>
    <style:style style:name="P9" style:family="paragraph">
      <loext:graphic-properties draw:fill="none" draw:fill-color="#ffffff"/>
      <style:paragraph-properties style:writing-mode="lr-tb"/>
      <style:text-properties fo:color="#0000ff" fo:font-size="16pt" style:font-size-asian="16pt" style:font-size-complex="16pt"/>
    </style:style>
    <style:style style:name="P10" style:family="paragraph">
      <loext:graphic-properties draw:fill="none" draw:fill-color="#ffffff"/>
      <style:paragraph-properties style:writing-mode="lr-tb"/>
      <style:text-properties fo:color="#000000" fo:font-size="16pt"/>
    </style:style>
    <style:style style:name="P11" style:family="paragraph">
      <loext:graphic-properties draw:fill="none" draw:fill-color="#ffffff"/>
      <style:paragraph-properties style:writing-mode="lr-tb"/>
      <style:text-properties fo:color="#000000" fo:font-size="16pt" style:font-size-asian="16pt" style:font-size-complex="16pt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color="#333333" fo:font-size="15pt" style:font-size-asian="15pt" style:font-size-complex="15pt"/>
    </style:style>
    <style:style style:name="T2" style:family="text">
      <style:text-properties fo:color="#00b000" fo:font-size="16pt" style:font-size-asian="16pt" style:font-size-complex="16pt"/>
    </style:style>
    <style:style style:name="T3" style:family="text">
      <style:text-properties fo:color="#0000ff" fo:font-size="16pt" style:font-size-asian="16pt" style:font-size-complex="16pt"/>
    </style:style>
    <style:style style:name="T4" style:family="text">
      <style:text-properties fo:color="#000000" fo:font-size="16pt"/>
    </style:style>
    <style:style style:name="T5" style:family="text">
      <style:text-properties fo:color="#000000" fo:font-size="16pt" style:font-size-asian="16pt" style:font-size-complex="16pt"/>
    </style:style>
    <style:style style:name="T6" style:family="text">
      <style:text-properties fo:color="#000000" fo:font-size="16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cm" svg:height="1.241cm" svg:x="12.557cm" svg:y="0.9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cm" svg:height="1.3cm" svg:x="12.557cm" svg:y="2.2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3cm" svg:x="11.287cm" svg:y="3.5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cm" svg:height="1.241cm" svg:x="13.857cm" svg:y="0.9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3cm" svg:height="1.298cm" svg:x="12.557cm" svg:y="3.5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08cm" svg:height="3.81cm" svg:x="0.178cm" svg:y="0.978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0.178cm" svg:y1="3.518cm" svg:x2="5.258cm" svg:y2="3.518cm">
          <text:p/>
        </draw:line>
        <draw:line draw:style-name="gr7" draw:text-style-name="P5" draw:layer="layout" svg:x1="0.178cm" svg:y1="2.21cm" svg:x2="5.258cm" svg:y2="2.21cm">
          <text:p/>
        </draw:line>
        <draw:line draw:style-name="gr7" draw:text-style-name="P5" draw:layer="layout" svg:x1="1.448cm" svg:y1="0.978cm" svg:x2="1.448cm" svg:y2="4.788cm">
          <text:p/>
        </draw:line>
        <draw:line draw:style-name="gr7" draw:text-style-name="P5" draw:layer="layout" svg:x1="2.748cm" svg:y1="0.978cm" svg:x2="2.748cm" svg:y2="4.788cm">
          <text:p/>
        </draw:line>
        <draw:line draw:style-name="gr7" draw:text-style-name="P5" draw:layer="layout" svg:x1="4.048cm" svg:y1="0.978cm" svg:x2="4.048cm" svg:y2="4.788cm">
          <text:p/>
        </draw:line>
        <draw:custom-shape draw:style-name="gr8" draw:text-style-name="P6" draw:layer="layout" svg:width="0.254cm" svg:height="0.254cm" svg:x="0.686cm" svg:y="3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54cm" svg:height="0.254cm" svg:x="0.987cm" svg:y="4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54cm" svg:height="0.254cm" svg:x="2.288cm" svg:y="3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54cm" svg:height="0.254cm" svg:x="2.289cm" svg:y="4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54cm" svg:height="0.254cm" svg:x="1.99cm" svg:y="4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54cm" svg:height="0.254cm" svg:x="1.991cm" svg:y="3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54cm" svg:height="0.254cm" svg:x="1.702cm" svg:y="4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54cm" svg:height="0.254cm" svg:x="2.292cm" svg:y="1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54cm" svg:height="0.254cm" svg:x="3.293cm" svg:y="1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54cm" svg:height="0.254cm" svg:x="2.093cm" svg:y="2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54cm" svg:height="0.254cm" svg:x="1.894cm" svg:y="2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54cm" svg:height="0.254cm" svg:x="2.21cm" svg:y="4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54cm" svg:height="0.254cm" svg:x="3.596cm" svg:y="1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54cm" svg:height="0.254cm" svg:x="3.597cm" svg:y="1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5.08cm" svg:height="0.839cm" svg:x="0.078cm" svg:y="0.878cm">
          <draw:text-box>
            <text:p><text:span text:style-name="T1">0 <text:s text:c="5"/>1 <text:s text:c="6"/>2 <text:s text:c="6"/>0 </text:span></text:p>
          </draw:text-box>
        </draw:frame>
        <draw:frame draw:style-name="gr9" draw:text-style-name="P7" draw:layer="layout" svg:width="5.08cm" svg:height="0.839cm" svg:x="0.078cm" svg:y="2.079cm">
          <draw:text-box>
            <text:p><text:span text:style-name="T1">0 <text:s text:c="5"/>2 <text:s text:c="6"/>0 <text:s text:c="6"/>0 </text:span></text:p>
          </draw:text-box>
        </draw:frame>
        <draw:frame draw:style-name="gr9" draw:text-style-name="P7" draw:layer="layout" svg:width="5.08cm" svg:height="0.839cm" svg:x="0.078cm" svg:y="3.38cm">
          <draw:text-box>
            <text:p><text:span text:style-name="T1">2 <text:s text:c="5"/>6 <text:s text:c="6"/>0 <text:s text:c="6"/>0 </text:span></text:p>
          </draw:text-box>
        </draw:frame>
        <draw:custom-shape draw:style-name="gr10" draw:text-style-name="P4" draw:layer="layout" svg:width="5.08cm" svg:height="3.81cm" svg:x="0.178cm" svg:y="0.97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3cm" svg:height="1.308cm" svg:x="2.748cm" svg:y="2.21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3.302cm" svg:height="0.878cm" svg:x="6.12cm" svg:y="0.978cm">
          <draw:text-box>
            <text:p><text:span text:style-name="T2">area</text:span></text:p>
          </draw:text-box>
        </draw:frame>
        <draw:frame draw:style-name="gr13" draw:text-style-name="P9" draw:layer="layout" svg:width="4.38cm" svg:height="1.505cm" svg:x="6.212cm" svg:y="2.302cm">
          <draw:text-box>
            <text:p><text:span text:style-name="T3">cell (area: 2m²)</text:span></text:p>
          </draw:text-box>
        </draw:frame>
        <draw:line draw:style-name="gr14" draw:text-style-name="P5" draw:layer="layout" svg:x1="6.274cm" svg:y1="2.756cm" svg:x2="4.048cm" svg:y2="2.918cm">
          <text:p/>
        </draw:line>
        <draw:line draw:style-name="gr15" draw:text-style-name="P5" draw:layer="layout" svg:x1="6.274cm" svg:y1="1.486cm" svg:x2="5.258cm" svg:y2="1.74cm">
          <text:p/>
        </draw:line>
        <draw:line draw:style-name="gr16" draw:text-style-name="P5" draw:layer="layout" svg:x1="6.274cm" svg:y1="3.772cm" svg:x2="4.596cm" svg:y2="3.772cm">
          <text:p/>
        </draw:line>
        <draw:frame draw:style-name="gr17" draw:text-style-name="P10" draw:layer="layout" svg:width="4.172cm" svg:height="3.095cm" svg:x="6.22cm" svg:y="3.264cm">
          <draw:text-box>
            <text:p><text:span text:style-name="T4">number of pedestrians </text:span></text:p>
          </draw:text-box>
        </draw:frame>
        <draw:custom-shape draw:style-name="gr6" draw:text-style-name="P4" draw:layer="layout" svg:width="5.08cm" svg:height="3.81cm" svg:x="11.287cm" svg:y="0.987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1.287cm" svg:y1="3.527cm" svg:x2="16.367cm" svg:y2="3.527cm">
          <text:p/>
        </draw:line>
        <draw:line draw:style-name="gr7" draw:text-style-name="P5" draw:layer="layout" svg:x1="11.287cm" svg:y1="2.219cm" svg:x2="16.367cm" svg:y2="2.219cm">
          <text:p/>
        </draw:line>
        <draw:line draw:style-name="gr7" draw:text-style-name="P5" draw:layer="layout" svg:x1="12.557cm" svg:y1="0.987cm" svg:x2="12.557cm" svg:y2="4.797cm">
          <text:p/>
        </draw:line>
        <draw:line draw:style-name="gr7" draw:text-style-name="P5" draw:layer="layout" svg:x1="13.857cm" svg:y1="0.987cm" svg:x2="13.857cm" svg:y2="4.797cm">
          <text:p/>
        </draw:line>
        <draw:line draw:style-name="gr7" draw:text-style-name="P5" draw:layer="layout" svg:x1="15.157cm" svg:y1="0.987cm" svg:x2="15.157cm" svg:y2="4.797cm">
          <text:p/>
        </draw:line>
        <draw:frame draw:style-name="gr18" draw:text-style-name="P7" draw:layer="layout" svg:width="5.393cm" svg:height="1.427cm" svg:x="11.187cm" svg:y="0.887cm">
          <draw:text-box>
            <text:p><text:span text:style-name="T1">0.0 <text:s text:c="2"/>0.5 <text:s text:c="3"/>1.0 <text:s text:c="3"/>0.0 </text:span></text:p>
          </draw:text-box>
        </draw:frame>
        <draw:frame draw:style-name="gr18" draw:text-style-name="P7" draw:layer="layout" svg:width="5.393cm" svg:height="1.427cm" svg:x="11.187cm" svg:y="2.088cm">
          <draw:text-box>
            <text:p><text:span text:style-name="T1">0.0 <text:s text:c="2"/>1.0 <text:s text:c="3"/>0.0 <text:s text:c="3"/>0.0 </text:span></text:p>
          </draw:text-box>
        </draw:frame>
        <draw:frame draw:style-name="gr18" draw:text-style-name="P7" draw:layer="layout" svg:width="5.393cm" svg:height="1.427cm" svg:x="11.187cm" svg:y="3.389cm">
          <draw:text-box>
            <text:p><text:span text:style-name="T1">1.0 <text:s text:c="2"/>3.0 <text:s text:c="3"/>0.0 <text:s text:c="3"/>0.0</text:span></text:p>
          </draw:text-box>
        </draw:frame>
        <draw:frame draw:style-name="gr19" draw:text-style-name="P11" draw:layer="layout" svg:width="8.041cm" svg:height="0.925cm" svg:x="10.638cm" svg:y="0.053cm">
          <draw:text-box>
            <text:p><text:span text:style-name="T5">Pedestrian density map</text:span></text:p>
          </draw:text-box>
        </draw:frame>
        <draw:line draw:style-name="gr16" draw:text-style-name="P5" draw:layer="layout" svg:x1="17.272cm" svg:y1="3.164cm" svg:x2="16.172cm" svg:y2="3.772cm">
          <text:p/>
        </draw:line>
        <draw:frame draw:style-name="gr17" draw:text-style-name="P10" draw:layer="layout" svg:width="4.172cm" svg:height="3.095cm" svg:x="17.142cm" svg:y="2.664cm">
          <draw:text-box>
            <text:p><text:span text:style-name="T4">pedestrian density in</text:span></text:p>
            <text:p><text:span text:style-name="T6">peds/m²</text:span></text:p>
          </draw:text-box>
        </draw:fram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5.5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474cm" svg:x="1cm" svg:y="5.035cm"/>
      <draw:page-thumbnail draw:layer="backgroundobjects" svg:width="8.999cm" svg:height="2.474cm" svg:x="1cm" svg:y="13.611cm"/>
      <draw:page-thumbnail draw:layer="backgroundobjects" svg:width="8.999cm" svg:height="2.474cm" svg:x="1cm" svg:y="22.187cm"/>
      <draw:page-thumbnail draw:layer="backgroundobjects" svg:width="8.999cm" svg:height="2.474cm" svg:x="11cm" svg:y="5.035cm"/>
      <draw:page-thumbnail draw:layer="backgroundobjects" svg:width="8.999cm" svg:height="2.474cm" svg:x="11cm" svg:y="13.611cm"/>
      <draw:page-thumbnail draw:layer="backgroundobjects" svg:width="8.999cm" svg:height="2.474cm" svg:x="11cm" svg:y="22.187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5T14:37:59.752876891</meta:creation-date>
    <dc:date>2023-10-25T14:59:47.089560863</dc:date>
    <meta:editing-duration>PT19M23S</meta:editing-duration>
    <meta:editing-cycles>5</meta:editing-cycles>
    <meta:generator>LibreOffice/6.4.7.2$Linux_X86_64 LibreOffice_project/40$Build-2</meta:generator>
    <meta:document-statistic meta:object-count="71"/>
  </office:meta>
</office:document-meta>
</file>